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Armonico </text:p>
          </table:table-cell>
          <table:table-cell office:value-type="string" calcext:value-type="string">
            <text:p>POTENCIA dBm</text:p>
          </table:table-cell>
          <table:table-cell office:value-type="string" calcext:value-type="string">
            <text:p>Potencia W</text:p>
          </table:table-cell>
          <table:table-cell office:value-type="string" calcext:value-type="string">
            <text:p>20*LOG(J_N(b))</text:p>
          </table:table-cell>
          <table:table-cell office:value-type="string" calcext:value-type="string">
            <text:p>Experiemntal</text:p>
          </table:table-cell>
          <table:table-cell office:value-type="string" calcext:value-type="string">
            <text:p>Teorico</text:p>
          </table:table-cell>
          <table:table-cell table:number-columns-repeated="2"/>
          <table:table-cell table:style-name="ce1" office:value-type="string" calcext:value-type="string">
            <text:p>Armonico </text:p>
          </table:table-cell>
          <table:table-cell office:value-type="string" calcext:value-type="string">
            <text:p>POTENCIA dBm</text:p>
          </table:table-cell>
          <table:table-cell office:value-type="string" calcext:value-type="string">
            <text:p>Potencia W</text:p>
          </table:table-cell>
          <table:table-cell office:value-type="string" calcext:value-type="string">
            <text:p>20*LOG(J_N(b))</text:p>
          </table:table-cell>
          <table:table-cell office:value-type="string" calcext:value-type="string">
            <text:p>Experiemntal</text:p>
          </table:table-cell>
          <table:table-cell office:value-type="string" calcext:value-type="string">
            <text:p>Teoric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0.8" calcext:value-type="float">
            <text:p>-10,8</text:p>
          </table:table-cell>
          <table:table-cell table:style-name="ce2" table:formula="of:=POWER(10;[.C4]/10)" office:value-type="float" office:value="0.0831763771102671" calcext:value-type="float">
            <text:p>8,32E-02</text:p>
          </table:table-cell>
          <table:table-cell table:formula="of:=-[.$D$16]+[.C4]" office:value-type="float" office:value="-32.3970294986145" calcext:value-type="float">
            <text:p>-32,3970294986145</text:p>
          </table:table-cell>
          <table:table-cell table:formula="of:=SQRT(POWER(10;[.E4]/10))" office:value-type="float" office:value="0.0239965344005031" calcext:value-type="float">
            <text:p>0,023996534400503</text:p>
          </table:table-cell>
          <table:table-cell table:formula="of:=BESSELJ([.$D$1];[.B4])" office:value-type="float" office:value="0.765197686557967" calcext:value-type="float">
            <text:p>0,765197686557967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-10.8" calcext:value-type="float">
            <text:p>-10,8</text:p>
          </table:table-cell>
          <table:table-cell table:style-name="ce2" table:formula="of:=POWER(10;[.K4]/10)" office:value-type="float" office:value="0.0831763771102671" calcext:value-type="float">
            <text:p>8,32E-02</text:p>
          </table:table-cell>
          <table:table-cell table:formula="of:=-[.$D$16]+[.K4]" office:value-type="float" office:value="-32.3970294986145" calcext:value-type="float">
            <text:p>-32,3970294986145</text:p>
          </table:table-cell>
          <table:table-cell table:formula="of:=SQRT(POWER(10;[.M4]/10))" office:value-type="float" office:value="0.0239965344005031" calcext:value-type="float">
            <text:p>0,023996534400503</text:p>
          </table:table-cell>
          <table:table-cell table:formula="of:=BESSELJ([.$D$1];[.J4])" office:value-type="float" office:value="0.765197686557967" calcext:value-type="float">
            <text:p>0,7651976865579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5.52" calcext:value-type="float">
            <text:p>-15,52</text:p>
          </table:table-cell>
          <table:table-cell table:style-name="ce2" table:formula="of:=POWER(10;[.C5]/10)" office:value-type="float" office:value="0.0280543363795171" calcext:value-type="float">
            <text:p>2,81E-02</text:p>
          </table:table-cell>
          <table:table-cell table:formula="of:=-[.$D$16]+[.C5]" office:value-type="float" office:value="-37.1170294986145" calcext:value-type="float">
            <text:p>-37,1170294986145</text:p>
          </table:table-cell>
          <table:table-cell table:formula="of:=SQRT(POWER(10;[.E5]/10))" office:value-type="float" office:value="0.0139363333236383" calcext:value-type="float">
            <text:p>0,013936333323638</text:p>
          </table:table-cell>
          <table:table-cell table:formula="of:=BESSELJ([.$D$1];[.B5])" office:value-type="float" office:value="0.440050585744933" calcext:value-type="float">
            <text:p>0,44005058574493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-15.52" calcext:value-type="float">
            <text:p>-15,52</text:p>
          </table:table-cell>
          <table:table-cell table:style-name="ce2" table:formula="of:=POWER(10;[.K5]/10)" office:value-type="float" office:value="0.0280543363795171" calcext:value-type="float">
            <text:p>2,81E-02</text:p>
          </table:table-cell>
          <table:table-cell table:formula="of:=-[.$D$16]+[.K5]" office:value-type="float" office:value="-37.1170294986145" calcext:value-type="float">
            <text:p>-37,1170294986145</text:p>
          </table:table-cell>
          <table:table-cell table:formula="of:=SQRT(POWER(10;[.M5]/10))" office:value-type="float" office:value="0.0139363333236383" calcext:value-type="float">
            <text:p>0,013936333323638</text:p>
          </table:table-cell>
          <table:table-cell table:formula="of:=BESSELJ([.$D$1];[.J5])" office:value-type="float" office:value="0.440050585744933" calcext:value-type="float">
            <text:p>0,4400505857449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7.17" calcext:value-type="float">
            <text:p>-27,17</text:p>
          </table:table-cell>
          <table:table-cell table:style-name="ce2" table:formula="of:=POWER(10;[.C6]/10)" office:value-type="float" office:value="0.00191866874067029" calcext:value-type="float">
            <text:p>1,92E-03</text:p>
          </table:table-cell>
          <table:table-cell table:formula="of:=-[.$D$16]+[.C6]" office:value-type="float" office:value="-48.7670294986145" calcext:value-type="float">
            <text:p>-48,7670294986145</text:p>
          </table:table-cell>
          <table:table-cell table:formula="of:=SQRT(POWER(10;[.E6]/10))" office:value-type="float" office:value="0.00364458870633798" calcext:value-type="float">
            <text:p>0,003644588706338</text:p>
          </table:table-cell>
          <table:table-cell table:formula="of:=BESSELJ([.$D$1];[.B6])" office:value-type="float" office:value="0.1149034849319" calcext:value-type="float">
            <text:p>0,1149034849319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float" office:value="-27.17" calcext:value-type="float">
            <text:p>-27,17</text:p>
          </table:table-cell>
          <table:table-cell table:style-name="ce2" table:formula="of:=POWER(10;[.K6]/10)" office:value-type="float" office:value="0.00191866874067029" calcext:value-type="float">
            <text:p>1,92E-03</text:p>
          </table:table-cell>
          <table:table-cell table:formula="of:=-[.$D$16]+[.K6]" office:value-type="float" office:value="-48.7670294986145" calcext:value-type="float">
            <text:p>-48,7670294986145</text:p>
          </table:table-cell>
          <table:table-cell table:formula="of:=SQRT(POWER(10;[.M6]/10))" office:value-type="float" office:value="0.00364458870633798" calcext:value-type="float">
            <text:p>0,003644588706338</text:p>
          </table:table-cell>
          <table:table-cell table:formula="of:=BESSELJ([.$D$1];[.J6])" office:value-type="float" office:value="0.1149034849319" calcext:value-type="float">
            <text:p>0,114903484931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31.8" calcext:value-type="float">
            <text:p>-31,8</text:p>
          </table:table-cell>
          <table:table-cell table:style-name="ce2" table:formula="of:=POWER(10;[.C7]/10)" office:value-type="float" office:value="0.000660693448007596" calcext:value-type="float">
            <text:p>6,61E-04</text:p>
          </table:table-cell>
          <table:table-cell table:formula="of:=-[.$D$16]+[.C7]" office:value-type="float" office:value="-53.3970294986145" calcext:value-type="float">
            <text:p>-53,3970294986145</text:p>
          </table:table-cell>
          <table:table-cell table:formula="of:=SQRT(POWER(10;[.E7]/10))" office:value-type="float" office:value="0.00213869337964071" calcext:value-type="float">
            <text:p>0,002138693379641</text:p>
          </table:table-cell>
          <table:table-cell table:formula="of:=BESSELJ([.$D$1];[.B7])" office:value-type="float" office:value="0.0195633539826684" calcext:value-type="float">
            <text:p>0,019563353982668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office:value-type="float" office:value="-31.8" calcext:value-type="float">
            <text:p>-31,8</text:p>
          </table:table-cell>
          <table:table-cell table:style-name="ce2" table:formula="of:=POWER(10;[.K7]/10)" office:value-type="float" office:value="0.000660693448007596" calcext:value-type="float">
            <text:p>6,61E-04</text:p>
          </table:table-cell>
          <table:table-cell table:formula="of:=-[.$D$16]+[.K7]" office:value-type="float" office:value="-53.3970294986145" calcext:value-type="float">
            <text:p>-53,3970294986145</text:p>
          </table:table-cell>
          <table:table-cell table:formula="of:=SQRT(POWER(10;[.M7]/10))" office:value-type="float" office:value="0.00213869337964071" calcext:value-type="float">
            <text:p>0,002138693379641</text:p>
          </table:table-cell>
          <table:table-cell table:formula="of:=BESSELJ([.$D$1];[.J7])" office:value-type="float" office:value="0.0195633539826684" calcext:value-type="float">
            <text:p>0,0195633539826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61.64" calcext:value-type="float">
            <text:p>-61,64</text:p>
          </table:table-cell>
          <table:table-cell table:style-name="ce2" table:formula="of:=POWER(10;[.C8]/10)" office:value-type="float" office:value="0.000000685488226452662" calcext:value-type="float">
            <text:p>6,85E-07</text:p>
          </table:table-cell>
          <table:table-cell table:formula="of:=-[.$D$16]+[.C8]" office:value-type="float" office:value="-83.2370294986145" calcext:value-type="float">
            <text:p>-83,2370294986145</text:p>
          </table:table-cell>
          <table:table-cell table:formula="of:=SQRT(POWER(10;[.E8]/10))" office:value-type="float" office:value="0.0000688887849928519" calcext:value-type="float">
            <text:p>6,88887849928519E-05</text:p>
          </table:table-cell>
          <table:table-cell table:formula="of:=BESSELJ([.$D$1];[.B8])" office:value-type="float" office:value="0.00247663896410996" calcext:value-type="float">
            <text:p>0,00247663896411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float" office:value="-61.64" calcext:value-type="float">
            <text:p>-61,64</text:p>
          </table:table-cell>
          <table:table-cell table:style-name="ce2" table:formula="of:=POWER(10;[.K8]/10)" office:value-type="float" office:value="0.000000685488226452662" calcext:value-type="float">
            <text:p>6,85E-07</text:p>
          </table:table-cell>
          <table:table-cell table:formula="of:=-[.$D$16]+[.K8]" office:value-type="float" office:value="-83.2370294986145" calcext:value-type="float">
            <text:p>-83,2370294986145</text:p>
          </table:table-cell>
          <table:table-cell table:formula="of:=SQRT(POWER(10;[.M8]/10))" office:value-type="float" office:value="0.0000688887849928519" calcext:value-type="float">
            <text:p>6,88887849928519E-05</text:p>
          </table:table-cell>
          <table:table-cell table:formula="of:=BESSELJ([.$D$1];[.J8])" office:value-type="float" office:value="0.00247663896410996" calcext:value-type="float">
            <text:p>0,0024766389641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2"/>
          <table:table-cell table:number-columns-repeated="5"/>
          <table:table-cell table:style-name="ce1" office:value-type="float" office:value="5" calcext:value-type="float">
            <text:p>5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style-name="ce1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table:style-name="ce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style-name="ce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tencia total </text:p>
          </table:table-cell>
          <table:table-cell table:formula="of:=[.D4]+2*SUM([.D5:.D13])" office:value-type="float" office:value="0.14444514522311" calcext:value-type="float">
            <text:p>0,14444514522311</text:p>
          </table:table-cell>
          <table:table-cell office:value-type="string" calcext:value-type="string">
            <text:p>W</text:p>
          </table:table-cell>
          <table:table-cell table:number-columns-repeated="4"/>
          <table:table-cell table:style-name="ce1"/>
          <table:table-cell office:value-type="string" calcext:value-type="string">
            <text:p>Potencia total </text:p>
          </table:table-cell>
          <table:table-cell table:formula="of:=[.L4]+2*SUM([.L5:.L13])" office:value-type="float" office:value="0.14444514522311" calcext:value-type="float">
            <text:p>0,1444451452231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tencia total </text:p>
          </table:table-cell>
          <table:table-cell table:formula="of:=10*LOG10([.D15]/0.001)" office:value-type="float" office:value="21.5970294986145" calcext:value-type="float">
            <text:p>21,5970294986145</text:p>
          </table:table-cell>
          <table:table-cell office:value-type="string" calcext:value-type="string">
            <text:p>dBm</text:p>
          </table:table-cell>
          <table:table-cell table:number-columns-repeated="4"/>
          <table:table-cell table:style-name="ce1"/>
          <table:table-cell office:value-type="string" calcext:value-type="string">
            <text:p>Potencia total </text:p>
          </table:table-cell>
          <table:table-cell table:formula="of:=10*LOG10([.L15]/0.001)" office:value-type="float" office:value="21.5970294986145" calcext:value-type="float">
            <text:p>21,5970294986145</text:p>
          </table:table-cell>
          <table:table-cell office:value-type="string" calcext:value-type="string">
            <text:p>dBm</text:p>
          </table:table-cell>
          <table:table-cell table:number-columns-repeated="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rmonico </text:p>
          </table:table-cell>
          <table:table-cell office:value-type="string" calcext:value-type="string">
            <text:p>POTENCIA dBm</text:p>
          </table:table-cell>
          <table:table-cell office:value-type="string" calcext:value-type="string">
            <text:p>Potencia W</text:p>
          </table:table-cell>
          <table:table-cell office:value-type="string" calcext:value-type="string">
            <text:p>20*LOG(J_N(b))</text:p>
          </table:table-cell>
          <table:table-cell office:value-type="string" calcext:value-type="string">
            <text:p>Experiemntal</text:p>
          </table:table-cell>
          <table:table-cell office:value-type="string" calcext:value-type="string">
            <text:p>Teorico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0.8" calcext:value-type="float">
            <text:p>-10,8</text:p>
          </table:table-cell>
          <table:table-cell table:style-name="ce2" table:formula="of:=POWER(10;[.C24]/10)" office:value-type="float" office:value="0.0831763771102671" calcext:value-type="float">
            <text:p>8,32E-02</text:p>
          </table:table-cell>
          <table:table-cell table:formula="of:=-[.$D$16]+[.C24]" office:value-type="float" office:value="-32.3970294986145" calcext:value-type="float">
            <text:p>-32,3970294986145</text:p>
          </table:table-cell>
          <table:table-cell table:formula="of:=SQRT(POWER(10;[.E24]/10))" office:value-type="float" office:value="0.0239965344005031" calcext:value-type="float">
            <text:p>0,023996534400503</text:p>
          </table:table-cell>
          <table:table-cell table:formula="of:=BESSELJ([.$D$1];[.B24])" office:value-type="float" office:value="0.765197686557967" calcext:value-type="float">
            <text:p>0,7651976865579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5.52" calcext:value-type="float">
            <text:p>-15,52</text:p>
          </table:table-cell>
          <table:table-cell table:style-name="ce2" table:formula="of:=POWER(10;[.C25]/10)" office:value-type="float" office:value="0.0280543363795171" calcext:value-type="float">
            <text:p>2,81E-02</text:p>
          </table:table-cell>
          <table:table-cell table:formula="of:=-[.$D$16]+[.C25]" office:value-type="float" office:value="-37.1170294986145" calcext:value-type="float">
            <text:p>-37,1170294986145</text:p>
          </table:table-cell>
          <table:table-cell table:formula="of:=SQRT(POWER(10;[.E25]/10))" office:value-type="float" office:value="0.0139363333236383" calcext:value-type="float">
            <text:p>0,013936333323638</text:p>
          </table:table-cell>
          <table:table-cell table:formula="of:=BESSELJ([.$D$1];[.B25])" office:value-type="float" office:value="0.440050585744933" calcext:value-type="float">
            <text:p>0,4400505857449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7.17" calcext:value-type="float">
            <text:p>-27,17</text:p>
          </table:table-cell>
          <table:table-cell table:style-name="ce2" table:formula="of:=POWER(10;[.C26]/10)" office:value-type="float" office:value="0.00191866874067029" calcext:value-type="float">
            <text:p>1,92E-03</text:p>
          </table:table-cell>
          <table:table-cell table:formula="of:=-[.$D$16]+[.C26]" office:value-type="float" office:value="-48.7670294986145" calcext:value-type="float">
            <text:p>-48,7670294986145</text:p>
          </table:table-cell>
          <table:table-cell table:formula="of:=SQRT(POWER(10;[.E26]/10))" office:value-type="float" office:value="0.00364458870633798" calcext:value-type="float">
            <text:p>0,003644588706338</text:p>
          </table:table-cell>
          <table:table-cell table:formula="of:=BESSELJ([.$D$1];[.B26])" office:value-type="float" office:value="0.1149034849319" calcext:value-type="float">
            <text:p>0,1149034849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31.8" calcext:value-type="float">
            <text:p>-31,8</text:p>
          </table:table-cell>
          <table:table-cell table:style-name="ce2" table:formula="of:=POWER(10;[.C27]/10)" office:value-type="float" office:value="0.000660693448007596" calcext:value-type="float">
            <text:p>6,61E-04</text:p>
          </table:table-cell>
          <table:table-cell table:formula="of:=-[.$D$16]+[.C27]" office:value-type="float" office:value="-53.3970294986145" calcext:value-type="float">
            <text:p>-53,3970294986145</text:p>
          </table:table-cell>
          <table:table-cell table:formula="of:=SQRT(POWER(10;[.E27]/10))" office:value-type="float" office:value="0.00213869337964071" calcext:value-type="float">
            <text:p>0,002138693379641</text:p>
          </table:table-cell>
          <table:table-cell table:formula="of:=BESSELJ([.$D$1];[.B27])" office:value-type="float" office:value="0.0195633539826684" calcext:value-type="float">
            <text:p>0,0195633539826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61.64" calcext:value-type="float">
            <text:p>-61,64</text:p>
          </table:table-cell>
          <table:table-cell table:style-name="ce2" table:formula="of:=POWER(10;[.C28]/10)" office:value-type="float" office:value="0.000000685488226452662" calcext:value-type="float">
            <text:p>6,85E-07</text:p>
          </table:table-cell>
          <table:table-cell table:formula="of:=-[.$D$16]+[.C28]" office:value-type="float" office:value="-83.2370294986145" calcext:value-type="float">
            <text:p>-83,2370294986145</text:p>
          </table:table-cell>
          <table:table-cell table:formula="of:=SQRT(POWER(10;[.E28]/10))" office:value-type="float" office:value="0.0000688887849928519" calcext:value-type="float">
            <text:p>6,88887849928519E-05</text:p>
          </table:table-cell>
          <table:table-cell table:formula="of:=BESSELJ([.$D$1];[.B28])" office:value-type="float" office:value="0.00247663896410996" calcext:value-type="float">
            <text:p>0,002476638964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2"/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otencia total </text:p>
          </table:table-cell>
          <table:table-cell table:formula="of:=[.D24]+2*SUM([.D25:.D33])" office:value-type="float" office:value="0.14444514522311" calcext:value-type="float">
            <text:p>0,14444514522311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tencia total </text:p>
          </table:table-cell>
          <table:table-cell table:formula="of:=10*LOG10([.D35]/0.001)" office:value-type="float" office:value="21.5970294986145" calcext:value-type="float">
            <text:p>21,5970294986145</text:p>
          </table:table-cell>
          <table:table-cell office:value-type="string" calcext:value-type="string">
            <text:p>dBm</text:p>
          </table:table-cell>
          <table:table-cell table:number-columns-repeated="10"/>
        </table:table-row>
        <table:table-row table:style-name="ro1" table:number-rows-repeated="104853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11:33:06.8259394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1T15:43:11.754742260</meta:creation-date>
    <dc:date>2023-06-20T11:54:06.401746593</dc:date>
    <meta:editing-duration>PT17M11S</meta:editing-duration>
    <meta:editing-cycles>3</meta:editing-cycles>
    <meta:generator>LibreOffice/6.4.7.2$Linux_X86_64 LibreOffice_project/40$Build-2</meta:generator>
    <meta:document-statistic meta:table-count="1" meta:cell-count="150" meta:object-count="0"/>
  </office:meta>
</office:document-meta>
</file>